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 office:value-type="string">
            <text:p>2023-07-22_21-20-06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7-22_21-20-1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7-23_00-47-1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7-23_07-46-5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7-23_07-48-4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7-23_13-06-1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8" office:value-type="string">
            <text:p>2023-07-23_16-25-24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7" office:value-type="string">
            <text:p>2023-07-23_17-00-33_000.jpg</text:p>
          </table:table-cell>
          <table:table-cell table:style-name="ce26" office:value-type="string">
            <text:p>:bookmemo / 読んだ本：読み始め / 『不自然な宇宙』 / 著者=須藤靖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bookmemo / 読んだ本：読み始め / 『不自然な宇宙』 / 著者=須藤靖 / 目次">
            <text:p>:bookmemo / 読んだ本：読み始め / 『不自然な宇宙』 / 著者=須藤靖 / 目次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7-23_17-00-53_000.jpg</text:p>
          </table:table-cell>
          <table:table-cell table:style-name="ce26" office:value-type="string">
            <text:p>:bookmemo / 読んだ本：読み始め / 『不自然な宇宙』 / 著者=須藤靖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bookmemo / 読んだ本：読み始め / 『不自然な宇宙』 / 著者=須藤靖 / 目次">
            <text:p>:bookmemo / 読んだ本：読み始め / 『不自然な宇宙』 / 著者=須藤靖 / 目次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7-23_17-01-06_000.jpg</text:p>
          </table:table-cell>
          <table:table-cell table:style-name="ce26" office:value-type="string">
            <text:p>:bookmemo / 読んだ本：読み始め / 『不自然な宇宙』 / 著者=須藤靖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bookmemo / 読んだ本：読み始め / 『不自然な宇宙』 / 著者=須藤靖 / 目次">
            <text:p>:bookmemo / 読んだ本：読み始め / 『不自然な宇宙』 / 著者=須藤靖 / 目次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0" office:value-type="string">
            <text:p>2023-07-23_17-01-15_000.jpg</text:p>
          </table:table-cell>
          <table:table-cell table:style-name="ce26" office:value-type="string">
            <text:p>:bookmemo / 読んだ本：読み始め / 『不自然な宇宙』 / 著者=須藤靖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bookmemo / 読んだ本：読み始め / 『不自然な宇宙』 / 著者=須藤靖 / 目次">
            <text:p>:bookmemo / 読んだ本：読み始め / 『不自然な宇宙』 / 著者=須藤靖 / 目次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3">2023/07/23</text:date>, <text:time>17:31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3T17:31:00.42</dc:date>
    <dc:creator>岩淵 謙</dc:creator>
    <meta:editing-duration>P57DT20H4M59S</meta:editing-duration>
    <meta:editing-cycles>19220</meta:editing-cycles>
    <meta:document-statistic meta:table-count="2" meta:cell-count="920" meta:object-count="0"/>
    <meta:user-defined meta:name="qrichtext">1</meta:user-defined>
  </office:meta>
</office:document-meta>
</file>